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b7227"/>
    </style:style>
    <style:style style:name="P2" style:family="paragraph" style:parent-style-name="Standard">
      <style:text-properties fo:color="#bbbbbb" fo:language="en" fo:country="US" officeooo:rsid="0028d5c7" officeooo:paragraph-rsid="003292f4" style:font-name-asian="Times New Roman1" style:language-asian="ru" style:country-asian="RU"/>
    </style:style>
    <style:style style:name="P3" style:family="paragraph" style:parent-style-name="Standard">
      <style:text-properties officeooo:paragraph-rsid="00485396"/>
    </style:style>
    <style:style style:name="P4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fo:color="#bbbbbb" fo:language="en" fo:country="US" officeooo:rsid="002b7227" officeooo:paragraph-rsid="002b7227" style:font-name-asian="Times New Roman1" style:language-asian="ru" style:country-asian="RU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ac2dc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ac2d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1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5d270"/>
    </style:style>
    <style:style style:name="P9" style:family="paragraph" style:parent-style-name="Standard">
      <style:paragraph-properties fo:margin-left="0cm" fo:margin-right="0cm" fo:text-indent="1cm" style:auto-text-indent="false" style:writing-mode="lr-tb"/>
      <style:text-properties officeooo:paragraph-rsid="002b722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fdc10" style:font-weight-asian="normal" style:font-weight-complex="normal"/>
    </style:style>
    <style:style style:name="T4" style:family="text">
      <style:text-properties fo:language="en" fo:country="US" fo:font-weight="normal" officeooo:rsid="002ee7d4" style:font-weight-asian="normal" style:font-weight-complex="normal"/>
    </style:style>
    <style:style style:name="T5" style:family="text">
      <style:text-properties fo:language="en" fo:country="US" fo:font-weight="normal" officeooo:rsid="00485396" style:font-weight-asian="normal" style:font-weight-complex="normal"/>
    </style:style>
    <style:style style:name="T6" style:family="text">
      <style:text-properties fo:font-size="16pt" fo:language="ru" fo:country="RU" officeooo:rsid="004ac2dc" style:font-size-asian="16pt" style:language-asian="ru" style:country-asian="RU" style:font-size-complex="16pt"/>
    </style:style>
    <style:style style:name="T7" style:family="text">
      <style:text-properties style:use-window-font-color="true" style:font-name="Calibri" fo:font-size="11pt" fo:language="ru" fo:country="RU" fo:font-weight="normal" officeooo:rsid="002b7227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8" style:family="text">
      <style:text-properties style:use-window-font-color="true" style:font-name="Calibri" fo:font-size="11pt" fo:language="ru" fo:country="RU" fo:font-weight="normal" officeooo:rsid="004ac2dc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9" style:family="text">
      <style:text-properties style:use-window-font-color="true" style:font-name="Calibri" fo:font-size="11pt" fo:font-weight="normal" officeooo:rsid="002b7227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10" style:family="text">
      <style:text-properties style:use-window-font-color="true" style:font-name="Calibri" fo:font-size="11pt" fo:font-weight="normal" officeooo:rsid="002ee7d4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11" style:family="text">
      <style:text-properties style:use-window-font-color="true" style:font-name="Calibri" fo:font-size="11pt" fo:font-weight="normal" officeooo:rsid="003292f4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12" style:family="text">
      <style:text-properties style:use-window-font-color="true" style:font-name="Calibri" fo:font-size="12pt" fo:language="ru" fo:country="RU" style:text-underline-style="none" fo:font-weight="normal" officeooo:rsid="002b7227" style:font-name-asian="Calibri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3" style:family="text">
      <style:text-properties fo:font-size="14pt" fo:language="ru" fo:country="RU" officeooo:rsid="004ac2dc" style:font-size-asian="12.25pt" style:language-asian="ru" style:country-asian="RU" style:font-size-complex="14pt"/>
    </style:style>
    <style:style style:name="T14" style:family="text">
      <style:text-properties fo:font-size="14pt" fo:language="en" fo:country="US" officeooo:rsid="004ac2dc" style:font-size-asian="12.25pt" style:language-asian="ru" style:country-asian="RU" style:font-size-complex="14pt"/>
    </style:style>
    <style:style style:name="T15" style:family="text">
      <style:text-properties fo:font-size="12pt" fo:language="ru" fo:country="RU" style:text-underline-style="none" fo:font-weight="normal" officeooo:rsid="00485396" style:font-size-asian="12pt" style:language-asian="ru" style:country-asian="RU" style:font-weight-asian="normal" style:font-size-complex="12pt" style:font-weight-complex="normal"/>
    </style:style>
    <style:style style:name="T16" style:family="text">
      <style:text-properties fo:font-size="12pt" fo:language="ru" fo:country="RU" style:text-underline-style="none" fo:font-weight="normal" officeooo:rsid="004ac2dc" style:font-size-asian="12pt" style:language-asian="ru" style:country-asian="RU" style:font-weight-asian="normal" style:font-size-complex="12pt" style:font-weight-complex="normal"/>
    </style:style>
    <style:style style:name="T17" style:family="text">
      <style:text-properties fo:font-size="12pt" fo:language="ru" fo:country="RU" style:text-underline-style="none" fo:font-weight="normal" officeooo:rsid="004c5f54" style:font-size-asian="12pt" style:language-asian="ru" style:country-asian="RU" style:font-weight-asian="normal" style:font-size-complex="12pt" style:font-weight-complex="normal"/>
    </style:style>
    <style:style style:name="T18" style:family="text">
      <style:text-properties fo:font-size="12pt" fo:language="ru" fo:country="RU" style:text-underline-style="none" fo:font-weight="normal" officeooo:rsid="004dc295" style:font-size-asian="12pt" style:language-asian="ru" style:country-asian="RU" style:font-weight-asian="normal" style:font-size-complex="12pt" style:font-weight-complex="normal"/>
    </style:style>
    <style:style style:name="T19" style:family="text">
      <style:text-properties fo:font-size="12pt" fo:language="ru" fo:country="RU" style:text-underline-style="none" fo:font-weight="normal" officeooo:rsid="004e2db5" style:font-size-asian="12pt" style:language-asian="ru" style:country-asian="RU" style:font-weight-asian="normal" style:font-size-complex="12pt" style:font-weight-complex="normal"/>
    </style:style>
    <style:style style:name="T20" style:family="text">
      <style:text-properties fo:font-size="12pt" fo:language="ru" fo:country="RU" style:text-underline-style="none" fo:font-weight="normal" officeooo:rsid="004ee1bb" style:font-size-asian="12pt" style:language-asian="ru" style:country-asian="RU" style:font-weight-asian="normal" style:font-size-complex="12pt" style:font-weight-complex="normal"/>
    </style:style>
    <style:style style:name="T21" style:family="text">
      <style:text-properties fo:font-size="12pt" fo:language="ru" fo:country="RU" style:text-underline-style="none" fo:font-weight="normal" officeooo:rsid="0050cc9d" style:font-size-asian="12pt" style:language-asian="ru" style:country-asian="RU" style:font-weight-asian="normal" style:font-size-complex="12pt" style:font-weight-complex="normal"/>
    </style:style>
    <style:style style:name="T22" style:family="text">
      <style:text-properties fo:font-size="12pt" fo:language="ru" fo:country="RU" style:text-underline-style="none" fo:font-weight="normal" officeooo:rsid="005194eb" style:font-size-asian="12pt" style:language-asian="ru" style:country-asian="RU" style:font-weight-asian="normal" style:font-size-complex="12pt" style:font-weight-complex="normal"/>
    </style:style>
    <style:style style:name="T23" style:family="text">
      <style:text-properties fo:font-size="12pt" fo:language="ru" fo:country="RU" style:text-underline-style="none" fo:font-weight="normal" officeooo:rsid="00534a4d" style:font-size-asian="12pt" style:language-asian="ru" style:country-asian="RU" style:font-weight-asian="normal" style:font-size-complex="12pt" style:font-weight-complex="normal"/>
    </style:style>
    <style:style style:name="T24" style:family="text">
      <style:text-properties fo:font-size="12pt" fo:language="ru" fo:country="RU" style:text-underline-style="none" fo:font-weight="normal" officeooo:rsid="0054ad62" style:font-size-asian="12pt" style:language-asian="ru" style:country-asian="RU" style:font-weight-asian="normal" style:font-size-complex="12pt" style:font-weight-complex="normal"/>
    </style:style>
    <style:style style:name="T25" style:family="text">
      <style:text-properties fo:font-size="12pt" fo:language="en" fo:country="US" style:text-underline-style="none" fo:font-weight="normal" officeooo:rsid="004ac2dc" style:font-size-asian="12pt" style:language-asian="ru" style:country-asian="RU" style:font-weight-asian="normal" style:font-size-complex="12pt" style:font-weight-complex="normal"/>
    </style:style>
    <style:style style:name="T26" style:family="text">
      <style:text-properties fo:font-size="12pt" fo:language="en" fo:country="US" style:text-underline-style="none" fo:font-weight="normal" officeooo:rsid="004c5f54" style:font-size-asian="12pt" style:language-asian="ru" style:country-asian="RU" style:font-weight-asian="normal" style:font-size-complex="12pt" style:font-weight-complex="normal"/>
    </style:style>
    <style:style style:name="T27" style:family="text">
      <style:text-properties fo:font-size="12pt" fo:language="en" fo:country="US" style:text-underline-style="none" fo:font-weight="normal" officeooo:rsid="0050cc9d" style:font-size-asian="12pt" style:language-asian="ru" style:country-asian="RU" style:font-weight-asian="normal" style:font-size-complex="12pt" style:font-weight-complex="normal"/>
    </style:style>
    <style:style style:name="T28" style:family="text">
      <style:text-properties fo:font-size="12pt" fo:language="en" fo:country="US" style:text-underline-style="none" fo:font-weight="normal" officeooo:rsid="005194eb" style:font-size-asian="12pt" style:language-asian="ru" style:country-asian="RU" style:font-weight-asian="normal" style:font-size-complex="12pt" style:font-weight-complex="normal"/>
    </style:style>
    <style:style style:name="T29" style:family="text">
      <style:text-properties fo:font-size="12pt" fo:language="en" fo:country="US" style:text-underline-style="none" fo:font-weight="normal" officeooo:rsid="0054ad62" style:font-size-asian="12pt" style:language-asian="ru" style:country-asian="RU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">Версия </text:span></text:span><text:span text:style-name="Strong_20_Emphasis"><text:span text:style-name="T5">190801</text:span></text:span></text:p>
      <text:p text:style-name="P3"><text:span text:style-name="Strong_20_Emphasis"><text:span text:style-name="T1">Предыдущая версия </text:span></text:span><text:span text:style-name="Strong_20_Emphasis"><text:span text:style-name="T2">19</text:span></text:span><text:span text:style-name="Strong_20_Emphasis"><text:span text:style-name="T3">05</text:span></text:span><text:span text:style-name="Strong_20_Emphasis"><text:span text:style-name="T4">29</text:span></text:span><text:span text:style-name="Strong_20_Emphasis"><text:span text:style-name="T1"> </text:span></text:span></text:p>
      <text:p text:style-name="P7"><text:span text:style-name="Strong_20_Emphasis"><text:span text:style-name="T6">Руководство программиста </text:span></text:span></text:p>
      <text:p text:style-name="P7"><text:span text:style-name="Strong_20_Emphasis"><text:span text:style-name="T13">пакет </text:span></text:span><text:span text:style-name="Strong_20_Emphasis"><text:span text:style-name="T14">kot_common/kfb</text:span></text:span></text:p>
      <text:p text:style-name="P7"><text:span text:style-name="Strong_20_Emphasis"><text:span text:style-name="T13">версия руководства 191013</text:span></text:span></text:p>
      <text:p text:style-name="P7"><text:span text:style-name="Strong_20_Emphasis"><text:span text:style-name="T13">версии пакета до 191013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ВВЕДЕНИЕ</text:span></text:span></text:p>
      <text:p text:style-name="P8"><text:span text:style-name="Strong_20_Emphasis"><text:span text:style-name="T15"><text:s/></text:span></text:span><text:span text:style-name="Strong_20_Emphasis"><text:span text:style-name="T16">Пакет (</text:span></text:span><text:span text:style-name="Strong_20_Emphasis"><text:span text:style-name="T25">kot_common/kfb</text:span></text:span><text:span text:style-name="Strong_20_Emphasis"><text:span text:style-name="T16">) является надстройкой <text:s/>над пакетом </text:span></text:span><text:span text:style-name="Strong_20_Emphasis"><text:span text:style-name="T25">golang sql, </text:span></text:span><text:span text:style-name="Strong_20_Emphasis"><text:span text:style-name="T17">но в отличие от последнего позволяет учитывать запросы и отслеживать их состояние. То есть, если </text:span></text:span><text:span text:style-name="Strong_20_Emphasis"><text:span text:style-name="T26">sql </text:span></text:span><text:span text:style-name="Strong_20_Emphasis"><text:span text:style-name="T17">позволяет сделать запрос к СУБД и далее </text:span></text:span><text:span text:style-name="Strong_20_Emphasis"><text:span text:style-name="T18">синхронно получить его результат (или ошибку), то данный пакет </text:span></text:span><text:span text:style-name="Strong_20_Emphasis"><text:span text:style-name="T19">исполняет запросы асинхронно (в отдельных рутинах), что позволяет видеть состояние исполнения (сколько запросов сделано, какие выполнены …</text:span></text:span><text:span text:style-name="Strong_20_Emphasis"><text:span text:style-name="T20">).<text:line-break/>Кроме того, данный пакет исполняет запросы </text:span></text:span><text:span text:style-name="Strong_20_Emphasis"><text:span text:style-name="T21">только </text:span></text:span><text:span text:style-name="Strong_20_Emphasis"><text:span text:style-name="T20">в рамках явно </text:span></text:span><text:span text:style-name="Strong_20_Emphasis"><text:span text:style-name="T21">назначенной</text:span></text:span><text:span text:style-name="Strong_20_Emphasis"><text:span text:style-name="T20"> транзакции, </text:span></text:span><text:span text:style-name="Strong_20_Emphasis"><text:span text:style-name="T21">то есть сначала нужно получить объект «транзакция»(*kbf.TxRecord. см. далее), и только потом через его методы делать запросы.</text:span></text:span></text:p>
      <text:p text:style-name="P8"><text:span text:style-name="Strong_20_Emphasis"><text:span text:style-name="T21">Все запросы одной транзакции (*kbf.TxRecord) <text:s/>выполняются с </text:span></text:span><text:span text:style-name="Strong_20_Emphasis"><text:span text:style-name="T23">единым </text:span></text:span><text:span text:style-name="Strong_20_Emphasis"><text:span text:style-name="T21">контекстом (</text:span></text:span><text:span text:style-name="Strong_20_Emphasis"><text:span text:style-name="T27">context.Context), </text:span></text:span><text:span text:style-name="Strong_20_Emphasis"><text:span text:style-name="T21">который может быть передан </text:span></text:span><text:span text:style-name="Strong_20_Emphasis"><text:span text:style-name="T22">в функцию получения транзакции (func GetKtx(connString string, ctx context.Context, procName string) (ktx *TxRecord, err error), см. далее), или назначается автоматически, если передан </text:span></text:span><text:span text:style-name="Strong_20_Emphasis"><text:span text:style-name="T28">nil. </text:span></text:span><text:span text:style-name="Strong_20_Emphasis"><text:span text:style-name="T22">В любом случае транзакция</text:span></text:span><text:span text:style-name="Strong_20_Emphasis"><text:span text:style-name="T21">(*kbf.TxRecord)</text:span></text:span><text:span text:style-name="Strong_20_Emphasis"><text:span text:style-name="T22"> имеет метод </text:span></text:span><text:span text:style-name="Strong_20_Emphasis"><text:span text:style-name="T28">Cancel</text:span></text:span><text:span text:style-name="Strong_20_Emphasis"><text:span text:style-name="T22">, </text:span></text:span><text:span text:style-name="Strong_20_Emphasis"><text:span text:style-name="T23">который прерывает исполнение запросов (если есть еще не завершенные) и откатывает все изменения в СУБД. </text:span></text:span></text:p>
      <text:p text:style-name="P8"><text:span text:style-name="Strong_20_Emphasis"><text:span text:style-name="T24">Что касается названия пакета (</text:span></text:span><text:span text:style-name="Strong_20_Emphasis"><text:span text:style-name="T25">kfb</text:span></text:span><text:span text:style-name="Strong_20_Emphasis"><text:span text:style-name="T24">) то </text:span></text:span><text:span text:style-name="Strong_20_Emphasis"><text:span text:style-name="T29">fb </text:span></text:span><text:span text:style-name="Strong_20_Emphasis"><text:span text:style-name="T24">происходит от </text:span></text:span><text:span text:style-name="Strong_20_Emphasis"><text:span text:style-name="T29">firebird, </text:span></text:span><text:span text:style-name="Strong_20_Emphasis"><text:span text:style-name="T24">потому что первая реализация пакета была сделана именно для этой СУБД, но в общем пакет будет работать с любой СУБД, если ее драйвер интегрируется с пакетом </text:span></text:span><text:span text:style-name="Strong_20_Emphasis"><text:span text:style-name="T29">sql</text:span></text:span><text:span text:style-name="Strong_20_Emphasis"><text:span text:style-name="T24">.</text:span></text:span></text:p>
      <text:p text:style-name="P9"><text:span text:style-name="Strong_20_Emphasis"><text:span text:style-name="T12"/></text:span></text:p>
      <text:p text:style-name="P1"><text:bookmark-start text:name="list_of_changes"/><text:span text:style-name="Strong_20_Emphasis"><text:span text:style-name="T7">Лист изменений</text:span></text:span><text:bookmark-end text:name="list_of_changes"/><text:span text:style-name="Strong_20_Emphasis"><text:span text:style-name="T7"> </text:span></text:span><text:span text:style-name="Strong_20_Emphasis"><text:span text:style-name="T8">(руководства)</text:span></text:span></text:p>
      <text:p text:style-name="P2"><text:bookmark-start text:name="list_of_changes_190521_1"/><text:span text:style-name="Strong_20_Emphasis"><text:span text:style-name="T9">19052</text:span></text:span><text:span text:style-name="Strong_20_Emphasis"><text:span text:style-name="T10">9</text:span></text:span><text:span text:style-name="Strong_20_Emphasis"><text:span text:style-name="T9">_1</text:span></text:span><text:bookmark-end text:name="list_of_changes_190521_1"/><text:span text:style-name="Strong_20_Emphasis"><text:span text:style-name="T7"> <text:s/></text:span></text:span><text:span text:style-name="Strong_20_Emphasis"><text:span text:style-name="T11">now we have next<text:line-break/>//This returns a db (of *sql.DB) that once have been obtained and kept in a global varisble<text:line-break/>// Before the returning a check ( by db.Ping()) is made. If error have been occured the db is removed from the global variable and<text:line-break/>//a message is being written by kerr.SysErrPrintf<text:line-break/>func getFirebirdDB(connString string) (db *sql.DB, err error)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Makarov</meta:initial-creator>
    <meta:creation-date>2018-06-13T08:11:00</meta:creation-date>
    <dc:date>2019-10-13T20:55:45.354000000</dc:date>
    <meta:editing-cycles>71</meta:editing-cycles>
    <meta:editing-duration>P7DT19H33M15S</meta:editing-duration>
    <meta:generator>LibreOffice/5.3.6.1$Windows_X86_64 LibreOffice_project/686f202eff87ef707079aeb7f485847613344eb7</meta:generator>
    <meta:document-statistic meta:table-count="0" meta:image-count="0" meta:object-count="0" meta:page-count="1" meta:paragraph-count="12" meta:word-count="263" meta:character-count="1861" meta:non-whitespace-character-count="1603"/>
  </office:meta>
</office:document-meta>
</file>